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9ea" officeooo:paragraph-rsid="0000d9ea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00d9ea" officeooo:paragraph-rsid="0000d9ea" style:font-size-asian="15pt" style:font-size-complex="15pt"/>
    </style:style>
    <style:style style:name="P3" style:family="paragraph" style:parent-style-name="Standard">
      <style:text-properties fo:font-size="15pt" style:text-underline-style="solid" style:text-underline-width="auto" style:text-underline-color="font-color" officeooo:rsid="000358b9" officeooo:paragraph-rsid="000358b9" style:font-size-asian="15pt" style:font-size-complex="15pt"/>
    </style:style>
    <style:style style:name="P4" style:family="paragraph" style:parent-style-name="Standard">
      <style:text-properties fo:font-size="12pt" style:text-underline-style="none" officeooo:rsid="0000d9ea" officeooo:paragraph-rsid="0000d9ea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01ae56" officeooo:paragraph-rsid="0001ae56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0358b9" officeooo:paragraph-rsid="000358b9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0358b9" officeooo:paragraph-rsid="000358b9" style:font-size-asian="12pt" style:font-size-complex="12pt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WordCount using script and paramfile:</text:p>
      <text:p text:style-name="P6"/>
      <text:p text:style-name="P6"><text:s text:c="10"/>cat file1.txt</text:p>
      <text:p text:style-name="P6"><text:s text:c="10"/>nano wc.pig</text:p>
      <text:p text:style-name="P6"><text:s text:c="10"/>pig -x local -p inp=/home/hduser/file1.txt -p outdirectory=/home/hduser/pig_wc -f wc.pig</text:p>
      <text:p text:style-name="P6"><text:s text:c="2"/>736 <text:s/>nano wc.pig</text:p>
      <text:p text:style-name="P6"><text:s text:c="2"/>737 <text:s/>pig -x local -p inp=/home/hduser/file1.txt -p outdirectory=/home/hduser/pig_wc -f wc.pig</text:p>
      <text:p text:style-name="P6"><text:s text:c="2"/>738 <text:s/>nano wc.pig</text:p>
      <text:p text:style-name="P6"><text:s text:c="2"/>739 <text:s/>pig -x local -p inp=/home/hduser/file1.txt -p outdirectory=/home/hduser/pig_wc -f wc.pig</text:p>
      <text:p text:style-name="P6"><text:s text:c="2"/>740 <text:s/>cd pig_wc</text:p>
      <text:p text:style-name="P6"><text:s text:c="2"/>741 <text:s/>ls</text:p>
      <text:p text:style-name="P6"><text:s text:c="2"/>742 <text:s/>cat part-r-00000</text:p>
      <text:p text:style-name="P6"><text:s text:c="2"/>743 <text:s/>nano PigInput</text:p>
      <text:p text:style-name="P6"><text:s text:c="2"/>744 <text:s/>cd ..</text:p>
      <text:p text:style-name="P6"><text:s text:c="2"/>745 <text:s/>pig -x local -param_file PigInput -f wc.pig</text:p>
      <text:p text:style-name="P6"><text:s text:c="2"/>746 <text:s/>nano PigInput</text:p>
      <text:p text:style-name="P6"><text:s text:c="2"/>747 <text:s/>cat PigInput</text:p>
      <text:p text:style-name="P6"><text:s text:c="2"/>748 <text:s/>pig -x local -param_file PigInput -f wc.pig</text:p>
      <text:p text:style-name="P6"><text:s text:c="2"/>749 <text:s/>cd pig_wc</text:p>
      <text:p text:style-name="P6"><text:s text:c="2"/>750 <text:s/>ls</text:p>
      <text:p text:style-name="P6"><text:s text:c="2"/>751 <text:s/>cat part-r-00000</text:p>
      <text:p text:style-name="P6"><text:s text:c="2"/>752 <text:s/>cd ..</text:p>
      <text:p text:style-name="P6"><text:s text:c="2"/>753 <text:s/>jps</text:p>
      <text:p text:style-name="P6"><text:s text:c="2"/>754 <text:s/>hadoop fs -put /home/hduser/file1.txt /niit</text:p>
      <text:p text:style-name="P6"><text:s text:c="2"/>755 <text:s/>pig -x mapreduce -p inp=/niit/file1.txt -p outdirectory=/niit/pig_wc -f wc.pig</text:p>
      <text:p text:style-name="P6"><text:s text:c="2"/>756 <text:s/>hadoop fs -cat /niit/pig_wc</text:p>
      <text:p text:style-name="P6"><text:s text:c="2"/>757 <text:s/>hadoop fs -ls /niit/pig_wc</text:p>
      <text:p text:style-name="P6"><text:s text:c="2"/>758 <text:s/>hadoop fs -cat /niit/pig_wc/part-r-00000</text:p>
      <text:p text:style-name="P6"><text:s text:c="2"/>759 <text:s/>pig -x mapreduce -param_file PigInput -f wc.pig</text:p>
      <text:p text:style-name="P6"><text:s text:c="2"/>760 <text:s/>nano PigInput</text:p>
      <text:p text:style-name="P2"/>
      <text:p text:style-name="P6">pig -x mapreduce -param_file PigInput -f wc.pig</text:p>
      <text:p text:style-name="P2"/>
      <text:p text:style-name="P7">hadoop fs -cat /niit/pig_wc1/p*</text:p>
      <text:p text:style-name="P7"/>
      <text:p text:style-name="P7">in<text:tab/>2</text:p>
      <text:p text:style-name="P7">we<text:tab/>3</text:p>
      <text:p text:style-name="P7">and<text:tab/>1</text:p>
      <text:p text:style-name="P7">are<text:tab/>2</text:p>
      <text:p text:style-name="P7">have<text:tab/>1</text:p>
      <text:p text:style-name="P7">hadoop<text:tab/>1</text:p>
      <text:p text:style-name="P7">methods<text:tab/>1</text:p>
      <text:p text:style-name="P7">process<text:tab/>1</text:p>
      <text:p text:style-name="P7">learning<text:tab/>3</text:p>
      <text:p text:style-name="P7">completed<text:tab/>1</text:p>
      <text:p text:style-name="P7">currently<text:tab/>1</text:p>
      <text:p text:style-name="P7">mapreduce<text:tab/>2</text:p>
      <text:p text:style-name="P7">searching<text:tab/>1</text:p>
      <text:p text:style-name="P7"><text:soft-page-break/>aggregation<text:tab/>1</text:p>
      <text:p text:style-name="P7">filteration<text:tab/>1</text:p>
      <text:p text:style-name="P7"><text:tab/>0</text:p>
      <text:p text:style-name="P2"/>
      <text:p text:style-name="P2"/>
      <text:p text:style-name="P2">2. Medical claim per user:</text:p>
      <text:p text:style-name="P1"/>
      <text:p text:style-name="P1">medical = load '/home/hduser/Medical_claims.txt' using PigStorage(',') as (name,deptt,amount:int);</text:p>
      <text:p text:style-name="P1"/>
      <text:p text:style-name="P1">dump medical;</text:p>
      <text:p text:style-name="P1"/>
      <text:p text:style-name="P1">(Amy,HR,8000)</text:p>
      <text:p text:style-name="P1">(Jack,HR,7500)</text:p>
      <text:p text:style-name="P1">(Joe,Finance,9000)</text:p>
      <text:p text:style-name="P1">(Daniel,Admin,4750)</text:p>
      <text:p text:style-name="P1">(Tim,Technical Staff,4750)</text:p>
      <text:p text:style-name="P1">(Tim,Technical Staff,3500)</text:p>
      <text:p text:style-name="P1">(Tim,Technical Staff,2750)</text:p>
      <text:p text:style-name="P1"/>
      <text:p text:style-name="P1"/>
      <text:p text:style-name="P1"/>
      <text:p text:style-name="P1">groupbyname = group medical by name;</text:p>
      <text:p text:style-name="P1"/>
      <text:p text:style-name="P1">dump groupbyname;</text:p>
      <text:p text:style-name="P1"/>
      <text:p text:style-name="P1">(Amy,{(Amy,HR,8000)})</text:p>
      <text:p text:style-name="P1">(Joe,{(Joe,Finance,9000)})</text:p>
      <text:p text:style-name="P1">(Tim,{(Tim,Technical Staff,2750),(Tim,Technical Staff,3500),(Tim,Technical Staff,4750)})</text:p>
      <text:p text:style-name="P1">(Jack,{(Jack,HR,7500)})</text:p>
      <text:p text:style-name="P1">(Daniel,{(Daniel,Admin,4750)})</text:p>
      <text:p text:style-name="P1"/>
      <text:p text:style-name="P1"/>
      <text:p text:style-name="P1"/>
      <text:p text:style-name="P1">avg = foreach groupbyname generate group as user, ROUND_TO(AVG(medical.amount),2) as claim;</text:p>
      <text:p text:style-name="P1"/>
      <text:p text:style-name="P1">dump avg;</text:p>
      <text:p text:style-name="P1"/>
      <text:p text:style-name="P1">(Amy,8000.0)</text:p>
      <text:p text:style-name="P1">(Joe,9000.0)</text:p>
      <text:p text:style-name="P1">(Tim,3666.67)</text:p>
      <text:p text:style-name="P1">(Jack,7500.0)</text:p>
      <text:p text:style-name="P1">(Daniel,4750.0)</text:p>
      <text:p text:style-name="P1"/>
      <text:p text:style-name="P1"/>
      <text:p text:style-name="P2">3. Payment Gateway:</text:p>
      <text:p text:style-name="P2"/>
      <text:p text:style-name="P6"><text:s/>weblog = load '/home/hduser/Web Log.txt' using PigStorage(',') as (name,gateway,accesstime);</text:p>
      <text:p text:style-name="P5"><text:soft-page-break/></text:p>
      <text:p text:style-name="P6"><text:s/>dump weblog;</text:p>
      <text:p text:style-name="P6"/>
      <text:p text:style-name="P6">(John,Citi Bank,19.00)</text:p>
      <text:p text:style-name="P6">(John,HSBC Bank,19.05)</text:p>
      <text:p text:style-name="P6">(John,Standard Chartered Bank,17.00)</text:p>
      <text:p text:style-name="P6">(John,ABC Bank,17.05)</text:p>
      <text:p text:style-name="P6">(Rita,Standard Chartered Bank,11.00)</text:p>
      <text:p text:style-name="P6">(Rita,ABC Bank,11.05)</text:p>
      <text:p text:style-name="P6"/>
      <text:p text:style-name="P5"/>
      <text:p text:style-name="P6">gateway = load '/home/hduser/Payment Gateway.txt' using PigStorage(',') as (gateway,rate:double);</text:p>
      <text:p text:style-name="P5"/>
      <text:p text:style-name="P6">dump gateway;</text:p>
      <text:p text:style-name="P6">(Citi Bank,95.0)</text:p>
      <text:p text:style-name="P6">(HSBC Bank,95.0)</text:p>
      <text:p text:style-name="P6">(Standard Chartered Bank,92.0)</text:p>
      <text:p text:style-name="P6">(ABC Bank,85.0)</text:p>
      <text:p text:style-name="P6"/>
      <text:p text:style-name="P6"/>
      <text:p text:style-name="P5">joineddata = join weblog by $1, gateway by $0;</text:p>
      <text:p text:style-name="P4"/>
      <text:p text:style-name="P5">dump joineddata;</text:p>
      <text:p text:style-name="P5"/>
      <text:p text:style-name="P6">(Rita,ABC Bank,11.05,ABC Bank,85.0)</text:p>
      <text:p text:style-name="P6">(John,ABC Bank,17.05,ABC Bank,85.0)</text:p>
      <text:p text:style-name="P6">(John,Citi Bank,19.00,Citi Bank,95.0)</text:p>
      <text:p text:style-name="P6">(John,HSBC Bank,19.05,HSBC Bank,95.0)</text:p>
      <text:p text:style-name="P6">(Rita,Standard Chartered Bank,11.00,Standard Chartered Bank,92.0)</text:p>
      <text:p text:style-name="P6">(John,Standard Chartered Bank,17.00,Standard Chartered Bank,92.0)</text:p>
      <text:p text:style-name="P6"/>
      <text:p text:style-name="P4"/>
      <text:p text:style-name="P5">finaljoin = foreach joineddata generate $0,$1,$2,$4; </text:p>
      <text:p text:style-name="P4"/>
      <text:p text:style-name="P5">dump finaljoin;</text:p>
      <text:p text:style-name="P5">(Rita,ABC Bank,11.05,85.0)</text:p>
      <text:p text:style-name="P5">(John,ABC Bank,17.05,85.0)</text:p>
      <text:p text:style-name="P5">(John,Citi Bank,19.00,95.0)</text:p>
      <text:p text:style-name="P5">(John,HSBC Bank,19.05,95.0)</text:p>
      <text:p text:style-name="P5">(Rita,Standard Chartered Bank,11.00,92.0)</text:p>
      <text:p text:style-name="P5">(John,Standard Chartered Bank,17.00,92.0)</text:p>
      <text:p text:style-name="P5"/>
      <text:p text:style-name="P4"/>
      <text:p text:style-name="P5">groupby = group finaljoin by name;</text:p>
      <text:p text:style-name="P4"/>
      <text:p text:style-name="P5">dump groupby;</text:p>
      <text:p text:style-name="P5"/>
      <text:p text:style-name="P5">(John,{(John,Standard Chartered Bank,17.00,92.0),(John,HSBC Bank,19.05,95.0),(John,Citi Bank,19.00,95.0),(John,ABC Bank,17.05,85.0)})</text:p>
      <text:p text:style-name="P5"><text:soft-page-break/>(Rita,{(Rita,Standard Chartered Bank,11.00,92.0),(Rita,ABC Bank,11.05,85.0)})</text:p>
      <text:p text:style-name="P5"/>
      <text:p text:style-name="P4"/>
      <text:p text:style-name="P5">avgrate = foreach groupby generate group as user, AVG(finaljoin.rate) as successrate;</text:p>
      <text:p text:style-name="P4"/>
      <text:p text:style-name="P5">dump avgrate;</text:p>
      <text:p text:style-name="P5"/>
      <text:p text:style-name="P5">(John,91.75)</text:p>
      <text:p text:style-name="P5">(Rita,88.5)</text:p>
      <text:p text:style-name="P4"/>
      <text:p text:style-name="P4"/>
      <text:p text:style-name="P5">finaloutput = filter avgrate by successrate&gt;90.0f;</text:p>
      <text:p text:style-name="P5"/>
      <text:p text:style-name="P5">dump finaloutput;</text:p>
      <text:p text:style-name="P4"/>
      <text:p text:style-name="P5">(John,91.7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3:17:18.641562914</meta:creation-date>
    <dc:date>2017-01-18T03:56:33.599067811</dc:date>
    <meta:editing-duration>PT8M53S</meta:editing-duration>
    <meta:editing-cycles>1</meta:editing-cycles>
    <meta:document-statistic meta:table-count="0" meta:image-count="0" meta:object-count="0" meta:page-count="4" meta:paragraph-count="113" meta:word-count="382" meta:character-count="3434" meta:non-whitespace-character-count="3056"/>
    <meta:generator>LibreOffice/5.1.4.2$Linux_x86 LibreOffice_project/10m0$Build-2</meta:generator>
  </office:meta>
</office:document-meta>
</file>